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15.14pt"/>
    </style:style>
    <style:style style:name="co3" style:family="table-column">
      <style:table-column-properties fo:break-before="auto" style:column-width="37.96pt"/>
    </style:style>
    <style:style style:name="co4" style:family="table-column">
      <style:table-column-properties fo:break-before="auto" style:column-width="58.85pt"/>
    </style:style>
    <style:style style:name="ro1" style:family="table-row">
      <style:table-row-properties style:row-height="87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2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3" table:default-cell-style-name="ce5"/>
        <table:table-column table:style-name="co3" table:number-columns-repeated="220" table:default-cell-style-name="ce5"/>
        <table:table-column table:style-name="co4" table:number-columns-repeated="13" table:default-cell-style-name="ce22"/>
        <table:table-column table:style-name="co4" table:number-columns-repeated="767" table:default-cell-style-name="Default"/>
        <table:table-row table:style-name="ro1">
          <table:table-cell table:style-name="ce1"/>
          <table:table-cell table:style-name="ce6" office:value-type="string" calcext:value-type="string">
            <text:p>SR1.NEEDED</text:p>
          </table:table-cell>
          <table:table-cell table:style-name="ce6" office:value-type="string" calcext:value-type="string">
            <text:p>SR2.NEEDED</text:p>
          </table:table-cell>
          <table:table-cell table:style-name="ce6" office:value-type="string" calcext:value-type="string">
            <text:p><text:s/>DRMUX</text:p>
          </table:table-cell>
          <table:table-cell table:style-name="ce6" office:value-type="string" calcext:value-type="string">
            <text:p><text:s/>ADDR1MUX</text:p>
          </table:table-cell>
          <table:table-cell table:style-name="ce10" office:value-type="string" calcext:value-type="string" table:number-columns-spanned="2" table:number-rows-spanned="1">
            <text:p><text:s/>ADDR2MUX</text:p>
          </table:table-cell>
          <table:covered-table-cell table:style-name="ce13"/>
          <table:table-cell table:style-name="ce6" office:value-type="string" calcext:value-type="string">
            <text:p><text:s/>LSHF1</text:p>
          </table:table-cell>
          <table:table-cell table:style-name="ce6" office:value-type="string" calcext:value-type="string">
            <text:p>ADDRESSMUX</text:p>
          </table:table-cell>
          <table:table-cell table:style-name="ce6" office:value-type="string" calcext:value-type="string">
            <text:p><text:s/>SR2MUX</text:p>
          </table:table-cell>
          <table:table-cell table:style-name="ce10" office:value-type="string" calcext:value-type="string" table:number-columns-spanned="2" table:number-rows-spanned="1">
            <text:p><text:s/>ALUK</text:p>
          </table:table-cell>
          <table:covered-table-cell table:style-name="ce13"/>
          <table:table-cell table:style-name="ce6" office:value-type="string" calcext:value-type="string">
            <text:p>ALU.RESULTMUX</text:p>
          </table:table-cell>
          <table:table-cell table:style-name="ce6" office:value-type="string" calcext:value-type="string">
            <text:p>BR.OP</text:p>
          </table:table-cell>
          <table:table-cell table:style-name="ce6" office:value-type="string" calcext:value-type="string">
            <text:p>UNCOND.OP</text:p>
          </table:table-cell>
          <table:table-cell table:style-name="ce6" office:value-type="string" calcext:value-type="string">
            <text:p>TRAP.OP</text:p>
          </table:table-cell>
          <table:table-cell table:style-name="ce18" office:value-type="string" calcext:value-type="string">
            <text:p>BR.STALL</text:p>
          </table:table-cell>
          <table:table-cell table:style-name="ce6" office:value-type="string" calcext:value-type="string">
            <text:p>DCACHE.EN</text:p>
          </table:table-cell>
          <table:table-cell table:style-name="ce6" office:value-type="string" calcext:value-type="string">
            <text:p>DCACHE.RW</text:p>
          </table:table-cell>
          <table:table-cell table:style-name="ce6" office:value-type="string" calcext:value-type="string">
            <text:p><text:s/>DATA.SIZE</text:p>
          </table:table-cell>
          <table:table-cell table:style-name="ce10" office:value-type="string" calcext:value-type="string" table:number-columns-spanned="2" table:number-rows-spanned="1">
            <text:p>DR.VALUMUX</text:p>
          </table:table-cell>
          <table:covered-table-cell table:style-name="ce13"/>
          <table:table-cell table:style-name="ce6" office:value-type="string" calcext:value-type="string">
            <text:p>LD.REG</text:p>
          </table:table-cell>
          <table:table-cell table:style-name="ce6" office:value-type="string" calcext:value-type="string">
            <text:p>LD.CC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2" office:value-type="string" calcext:value-type="string">
            <text:p>000000 <text:s/>(0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4">
            <text:p>BR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000001 <text:s/>(1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000010 <text:s/>(2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000011 <text:s/>(3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000100 <text:s/>(4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4">
            <text:p>ADD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000101 <text:s/>(5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000110 <text:s/>(6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000111 <text:s/>(7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001000 <text:s/>(8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4">
            <text:p>LDB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001001 <text:s/>(9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001010 <text:s/>(10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001011 <text:s/>(11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001100 <text:s/>(12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4">
            <text:p>STB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001101 <text:s/>(13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001110 <text:s/>(14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001111 <text:s/>(15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010000 <text:s/>(16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office:value-type="string" calcext:value-type="string" table:number-columns-spanned="1" table:number-rows-spanned="2">
            <text:p>JSRR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010001 <text:s/>(17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1"/>
          <table:table-cell table:number-columns-repeated="999"/>
        </table:table-row>
        <table:table-row table:style-name="ro2">
          <table:table-cell table:style-name="ce2" office:value-type="string" calcext:value-type="string">
            <text:p>010010 <text:s/>(18)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office:value-type="string" calcext:value-type="string" table:number-columns-spanned="1" table:number-rows-spanned="2">
            <text:p>JSR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010011 <text:s/>(19)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1"/>
          <table:table-cell table:number-columns-repeated="999"/>
        </table:table-row>
        <table:table-row table:style-name="ro2">
          <table:table-cell table:style-name="ce3" office:value-type="string" calcext:value-type="string">
            <text:p>010100 <text:s/>(20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4">
            <text:p>AND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010101 <text:s/>(21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010110 <text:s/>(22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010111 <text:s/>(23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011000 <text:s/>(24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4">
            <text:p>LDW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011001 <text:s/>(25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011010 <text:s/>(26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011011 <text:s/>(27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011100 <text:s/>(28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4">
            <text:p>STW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011101 <text:s/>(29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011110 <text:s/>(30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011111 <text:s/>(31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4" office:value-type="string" calcext:value-type="string">
            <text:p>100000 <text:s/>(32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4" office:value-type="string" calcext:value-type="string">
            <text:p>100001 <text:s/>(33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4" office:value-type="string" calcext:value-type="string">
            <text:p>100010 <text:s/>(34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4" office:value-type="string" calcext:value-type="string">
            <text:p>100011 <text:s/>(35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3" office:value-type="string" calcext:value-type="string">
            <text:p>100100 <text:s/>(36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4">
            <text:p>XOR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100101 <text:s/>(37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100110 <text:s/>(38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100111 <text:s/>(39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4" office:value-type="string" calcext:value-type="string">
            <text:p>101000 <text:s/>(40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4" office:value-type="string" calcext:value-type="string">
            <text:p>101001 <text:s/>(41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4" office:value-type="string" calcext:value-type="string">
            <text:p>101010 <text:s/>(42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4" office:value-type="string" calcext:value-type="string">
            <text:p>101011 <text:s/>(43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4" office:value-type="string" calcext:value-type="string">
            <text:p>101100 <text:s/>(44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4" office:value-type="string" calcext:value-type="string">
            <text:p>101101 <text:s/>(45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4" office:value-type="string" calcext:value-type="string">
            <text:p>101110 <text:s/>(46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4" office:value-type="string" calcext:value-type="string">
            <text:p>101111 <text:s/>(47)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2">
          <table:table-cell table:style-name="ce2" office:value-type="string" calcext:value-type="string">
            <text:p>110000 <text:s/>(48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4">
            <text:p>JMP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110001 <text:s/>(49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110010 <text:s/>(50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110011 <text:s/>(51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110100 <text:s/>(52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4">
            <text:p>SHF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110101 <text:s/>(53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110110 <text:s/>(54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110111 <text:s/>(55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111000 <text:s/>(5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4">
            <text:p>LEA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111001 <text:s/>(57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111010 <text:s/>(5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2" office:value-type="string" calcext:value-type="string">
            <text:p>111011 <text:s/>(5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111100 <text:s/>(60)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4">
            <text:p>TRA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111101 <text:s/>(61)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111110 <text:s/>(62)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2">
          <table:table-cell table:style-name="ce3" office:value-type="string" calcext:value-type="string">
            <text:p>111111 <text:s/>(63)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covered-table-cell table:style-name="ce20"/>
          <table:table-cell table:number-columns-repeated="99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number-columns-repeated="257" table:default-cell-style-name="ce22"/>
        <table:table-column table:style-name="co4" table:number-columns-repeated="767" table:default-cell-style-name="Default"/>
        <table:table-row table:style-name="ro4">
          <table:table-cell table:number-columns-repeated="1024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4" table:number-columns-repeated="257" table:default-cell-style-name="ce22"/>
        <table:table-column table:style-name="co4" table:number-columns-repeated="767" table:default-cell-style-name="Default"/>
        <table:table-row table:style-name="ro4">
          <table:table-cell table:number-columns-repeated="1024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" svg:font-family="Helv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Helv" fo:font-family="Helv" fo:font-size="9pt" style:font-name-asian="Noto Sans CJK SC Regular" style:font-family-asian="'Noto Sans CJK SC Regular'" style:font-family-generic-asian="system" style:font-pitch-asian="variable" style:font-size-asian="9pt" style:font-name-complex="Helv" style:font-family-complex="Helv" style:font-size-complex="9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dc:creator>Xingyuan Wang</dc:creator>
    <dc:date>2014-11-26T19:21:19.259000000</dc:date>
    <meta:document-statistic meta:table-count="3" meta:cell-count="1570" meta:object-count="0"/>
    <meta:generator>LibreOffice/6.0.3.2$Linux_X86_64 LibreOffice_project/00m0$Build-2</meta:generator>
  </office:meta>
</office:document-meta>
</file>